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1" svg:font-family="'Andale Sans UI'"/>
    <style:font-face style:name="Times-Italic" svg:font-family="Times-Italic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2264*"/>
    </style:style>
    <style:style style:name="Table1.B" style:family="table-column">
      <style:table-column-properties style:column-width="12.504cm" style:rel-column-width="708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0" style:family="table-cell">
      <style:table-cell-properties fo:padding="0.097cm" fo:border-left="0.002cm solid #000000" fo:border-right="none" fo:border-top="none" fo:border-bottom="0.002cm solid #000000"/>
    </style:style>
    <style:style style:name="Table1.B10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start" style:justify-single-word="false"/>
      <style:text-properties style:font-name="Trebuchet MS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L2">
      <style:text-properties style:font-name="Trebuchet MS"/>
    </style:style>
    <style:style style:name="P7" style:family="paragraph" style:parent-style-name="Table_20_Contents">
      <style:text-properties style:font-name="Trebuchet MS" fo:font-weight="bold" style:font-weight-asian="bold" style:font-weight-complex="bold"/>
    </style:style>
    <style:style style:name="P8" style:family="paragraph" style:parent-style-name="Table_20_Contents">
      <style:text-properties style:font-name="Trebuchet MS" fo:font-size="10pt" style:font-size-asian="10pt" style:font-size-complex="10pt"/>
    </style:style>
    <style:style style:name="P9" style:family="paragraph" style:parent-style-name="Table_20_Contents">
      <style:paragraph-properties text:number-lines="false" text:line-number="0"/>
    </style:style>
    <style:style style:name="P10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11" style:family="paragraph" style:parent-style-name="Standard" style:list-style-name="L3">
      <style:text-properties style:font-name="Trebuchet MS"/>
    </style:style>
    <style:style style:name="P12" style:family="paragraph" style:parent-style-name="Standard">
      <style:text-properties style:font-name="Courier New"/>
    </style:style>
    <style:style style:name="P13" style:family="paragraph" style:parent-style-name="Standard" style:list-style-name="L4">
      <style:text-properties style:font-name="Trebuchet MS"/>
    </style:style>
    <style:style style:name="P14" style:family="paragraph" style:parent-style-name="Standard" style:list-style-name="L5">
      <style:text-properties style:font-name="Trebuchet MS"/>
    </style:style>
    <style:style style:name="T1" style:family="text">
      <style:text-properties style:font-name="Trebuchet MS" fo:font-size="10pt" style:font-size-asian="10pt" style:font-size-complex="10pt"/>
    </style:style>
    <style:style style:name="T2" style:family="text">
      <style:text-properties style:use-window-font-color="true" fo:font-style="italic" style:font-name-asian="Times-Italic" style:font-style-asian="italic" style:font-name-complex="Times-Italic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ll and brief design document [tm]</text:p>
      <text:list text:style-name="L1">
        <text:list-item>
          <text:p text:style-name="P2">"explain design for the application in sufficient detail so that it can be used for implementation by another team"</text:p>
        </text:list-item>
        <text:list-item>
          <text:p text:style-name="P2">"write instructions explaining how to run your client application. For each function it is expected that the instructions should be at most 1 page. NO screen dump is required"</text:p>
        </text:list-item>
        <text:list-item>
          <text:p text:style-name="P2">"marks will be awarded on quality of implementation, including the user interface"</text:p>
        </text:list-item>
        <text:list-item>
          <text:p text:style-name="P2">Acceptance Tests (testcases for each development step 1-4)</text:p>
        </text:list-item>
      </text:list>
      <text:p text:style-name="P3"/>
      <text:p text:style-name="P4"/>
      <text:p text:style-name="P5">1 business modeling / concept</text:p>
      <text:list text:style-name="L2">
        <text:list-item>
          <text:p text:style-name="P6">use cases &amp; assumptions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Use Case</text:p>
          </table:table-cell>
          <table:table-cell table:style-name="Table1.B1" office:value-type="string">
            <text:p text:style-name="P7">Withdraw Money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2" office:value-type="string">
            <text:p text:style-name="P8">A bank customer withdraws money from a teller machine.</text:p>
          </table:table-cell>
        </table:table-row>
        <table:table-row>
          <table:table-cell table:style-name="Table1.A2" office:value-type="string">
            <text:p text:style-name="P8">Developer</text:p>
          </table:table-cell>
          <table:table-cell table:style-name="Table1.B2" office:value-type="string">
            <text:p text:style-name="P8">Joe Sixpack</text:p>
          </table:table-cell>
        </table:table-row>
        <table:table-row>
          <table:table-cell table:style-name="Table1.A2" office:value-type="string">
            <text:p text:style-name="P8">Actors</text:p>
          </table:table-cell>
          <table:table-cell table:style-name="Table1.B2" office:value-type="string">
            <text:p text:style-name="P8">bank customer, accounting system</text:p>
          </table:table-cell>
        </table:table-row>
        <table:table-row>
          <table:table-cell table:style-name="Table1.A2" office:value-type="string">
            <text:p text:style-name="P8">Precondition</text:p>
          </table:table-cell>
          <table:table-cell table:style-name="Table1.B2" office:value-type="string">
            <text:p text:style-name="P9"><text:span text:style-name="T1">The teller machine is operating and connected to the bank's accounting system.</text:span></text:p>
            <text:p text:style-name="P10"><text:span text:style-name="T2">[Conditions that must be true for use case to terminate successfully]</text:span></text:p>
          </table:table-cell>
        </table:table-row>
        <table:table-row>
          <table:table-cell table:style-name="Table1.A2" office:value-type="string">
            <text:p text:style-name="P8">Scenario</text:p>
          </table:table-cell>
          <table:table-cell table:style-name="Table1.B2" office:value-type="string">
            <text:p text:style-name="P8">standard situation <text:span text:style-name="T3">[basic course of events]</text:span></text:p>
          </table:table-cell>
        </table:table-row>
        <table:table-row>
          <table:table-cell table:style-name="Table1.A2" office:value-type="string">
            <text:p text:style-name="P8">Steps</text:p>
          </table:table-cell>
          <table:table-cell table:style-name="Table1.B2" office:value-type="string">
            <text:p text:style-name="P8">1. The bank customer identifies himself.</text:p>
            <text:p text:style-name="P8">2. The bank customer chooses how much to withdraw</text:p>
            <text:p text:style-name="P8">3. The system responds with how much can be withdraw</text:p>
            <text:p text:style-name="P8">4. The system dispenses the amount and deducts it from the account.</text:p>
          </table:table-cell>
        </table:table-row>
        <table:table-row>
          <table:table-cell table:style-name="Table1.A2" office:value-type="string">
            <text:p text:style-name="P8">Postcondition</text:p>
          </table:table-cell>
          <table:table-cell table:style-name="Table1.B2" office:value-type="string">
            <text:p text:style-name="P8">The money which has been dispensed is deducted from the customers account.</text:p>
            <text:p text:style-name="P10"><text:span text:style-name="T2">[Conditions that must be true for use case to terminate successfully]</text:span>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8">The response time must not exceed 5 seconds.</text:p>
          </table:table-cell>
        </table:table-row>
        <table:table-row>
          <table:table-cell table:style-name="Table1.A10" office:value-type="string">
            <text:p text:style-name="P8">Error handling</text:p>
          </table:table-cell>
          <table:table-cell table:style-name="Table1.B10" office:value-type="string">
            <text:p text:style-name="P8">If the customer cannot identify himself the transaction ends.</text:p>
          </table:table-cell>
        </table:table-row>
      </table:table>
      <text:p text:style-name="P4"/>
      <text:p text:style-name="P4"/>
      <text:list text:style-name="L2">
        <text:list-item>
          <text:p text:style-name="P6">activities showing order of use cases (workflows)</text:p>
        </text:list-item>
      </text:list>
      <text:p text:style-name="P4"/>
      <text:list text:style-name="L2">
        <text:list-item text:start-value="1">
          <text:p text:style-name="P6">requirements</text:p>
          <text:list>
            <text:list-item>
              <text:p text:style-name="P6">domain model diagram &amp; text description</text:p>
            </text:list-item>
          </text:list>
        </text:list-item>
      </text:list>
      <text:p text:style-name="P4"/>
      <text:p text:style-name="P4"/>
      <text:p text:style-name="P5">2 elaboration / system specification</text:p>
      <text:list text:style-name="L3">
        <text:list-item>
          <text:p text:style-name="P11">analysis &amp; design</text:p>
          <text:list>
            <text:list-item>
              <text:p text:style-name="P11">class diagram</text:p>
            </text:list-item>
            <text:list-item>
              <text:p text:style-name="P11">ER diagram</text:p>
            </text:list-item>
            <text:list-item>
              <text:p text:style-name="P11">UI-design</text:p>
            </text:list-item>
            <text:list-item>
              <text:p text:style-name="P11">component diagram</text:p>
            </text:list-item>
            <text:list-item>
              <text:p text:style-name="P11">tiers</text:p>
            </text:list-item>
            <text:list-item>
              <text:p text:style-name="P11">J2EE technologies</text:p>
            </text:list-item>
            <text:list-item>
              <text:p text:style-name="P11">server-side interaction &amp; integration</text:p>
            </text:list-item>
          </text:list>
        </text:list-item>
      </text:list>
      <text:p text:style-name="P4"/>
      <text:p text:style-name="P12"><text:s text:c="3"/>[ - Overall architecture <text:s text:c="36"/>]</text:p>
      <text:p text:style-name="P12"><text:s text:c="3"/>[ <text:s text:c="4"/>o What the components of the application are <text:s text:c="10"/>]</text:p>
      <text:p text:style-name="P12"><text:s text:c="3"/>[ <text:s text:c="4"/>o To what tier the components belong <text:s text:c="18"/>]</text:p>
      <text:p text:style-name="P12"><text:s text:c="3"/>[ <text:s text:c="4"/>o How these components interact with each other <text:s text:c="7"/>]</text:p>
      <text:p text:style-name="P12"><text:s text:c="3"/>[ <text:s text:c="4"/>o J2EE technologies utilised <text:s text:c="26"/>]</text:p>
      <text:p text:style-name="P12"><text:s text:c="3"/>[ <text:s text:c="4"/>o Server-side interaction &amp; integration <text:s text:c="15"/>]</text:p>
      <text:p text:style-name="P12"><text:s text:c="3"/>[ - UI Design <text:s text:c="47"/>]</text:p>
      <text:p text:style-name="P12"><text:s text:c="3"/>[ <text:s text:c="4"/>o How is using the system and how <text:s text:c="21"/>]</text:p>
      <text:p text:style-name="P12"><text:s text:c="3"/>[ <text:s text:c="4"/>o Are your screens capturing the necessary information ]</text:p>
      <text:p text:style-name="P12"><text:s text:c="3"/>[ <text:s text:c="4"/>o Where and how is validation being performed <text:s text:c="9"/>]</text:p>
      <text:p text:style-name="P12"><text:s text:c="3"/>[ - Database Design <text:s text:c="41"/>]</text:p>
      <text:p text:style-name="P12"><text:s text:c="3"/>[ <text:s text:c="4"/>o Is the schema normalised <text:s text:c="28"/>]</text:p>
      <text:p text:style-name="P12"><text:s text:c="3"/>[ <text:s text:c="4"/>o Can the system be extended easily <text:s text:c="19"/>]</text:p>
      <text:p text:style-name="P12"/>
      <text:p text:style-name="P4"/>
      <text:p text:style-name="P5">3 construction / implementation</text:p>
      <text:list text:style-name="L4">
        <text:list-item>
          <text:p text:style-name="P13">source code</text:p>
        </text:list-item>
      </text:list>
      <text:p text:style-name="P4"/>
      <text:p text:style-name="P4"/>
      <text:p text:style-name="P5">4 transition / deployment</text:p>
      <text:list text:style-name="L5">
        <text:list-item>
          <text:p text:style-name="P14">manual</text:p>
        </text:list-item>
        <text:list-item>
          <text:p text:style-name="P14">instal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1" svg:font-family="'Andale Sans UI'"/>
    <style:font-face style:name="Times-Italic" svg:font-family="Times-Italic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Efthimios Toulas</meta:initial-creator>
    <meta:creation-date>2006-10-08T22:48:24</meta:creation-date>
    <dc:creator>Efthimios Toulas</dc:creator>
    <dc:date>2006-10-10T01:09:36</dc:date>
    <dc:language>en-AU</dc:language>
    <meta:editing-cycles>12</meta:editing-cycles>
    <meta:editing-duration>PT1H55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2" meta:word-count="336" meta:character-count="2565"/>
  </office:meta>
</office:document-meta>
</file>